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Work Report ( period 1.5.2014 to 31.5.2014) by RRU</text:p>
      <text:list xml:id="list3500205031" text:style-name="L1">
        <text:list-header>
          <text:p text:style-name="P2"/>
        </text:list-header>
      </text:list>
      <text:list xml:id="list962805351" text:style-name="L2">
        <text:list-item>
          <text:list>
            <text:list-item>
              <text:list>
                <text:list-item>
                  <text:p text:style-name="P4">Compiled &amp; tested USB-RS485 mcmtest program on Miltec PC.</text:p>
                  <text:p text:style-name="P4"><text:s/>Successfully tested serial port communication on Miltec PC.</text:p>
                  <text:p text:style-name="P5"/>
                </text:list-item>
                <text:list-item>
                  <text:p text:style-name="P7">Worked with Shri Mangesh for antenna sub-net (21) network problem.</text:p>
                  <text:p text:style-name="P7"/>
                </text:list-item>
                <text:list-item>
                  <text:p text:style-name="P3">Installed MCMTEST USB-RS485 program on new PC for ABR Lab.</text:p>
                  <text:p text:style-name="P3">Installed MCMTEST USB-RS485 program on correlator machine used by SCC for switching walsh bits.</text:p>
                  <text:p text:style-name="P3"/>
                </text:list-item>
                <text:list-item>
                  <text:p text:style-name="P3">Modified code in high_user.c &amp; das.c so that it can generate proj.hdr &amp; scan.hdr file.</text:p>
                  <text:p text:style-name="P3"/>
                </text:list-item>
                <text:list-item>
                  <text:p text:style-name="P7">Installed MCM cards at <text:s/>C01, C04, C09 and C10.</text:p>
                  <text:p text:style-name="P7"/>
                </text:list-item>
                <text:list-item>
                  <text:p text:style-name="P7">Modified the mcmtest.c program USB-RS485 based so that post gain of IF system can be set.</text:p>
                  <text:p text:style-name="P7"># Changing the position of ALC &amp; Post gain setting worked. Successfully tested the SET_IF command in ABR Lab.</text:p>
                  <text:p text:style-name="P7"/>
                </text:list-item>
                <text:list-item>
                  <text:p text:style-name="P7">Modified Online_V2 code for perror so that error related to creating thread can be traced. </text:p>
                  <text:p text:style-name="P7">This code will give some clue about what went wrong with thread creation.</text:p>
                  <text:p text:style-name="P7"/>
                </text:list-item>
                <text:list-item>
                  <text:p text:style-name="P7">Separated the mcm thread creation from main.c in a separate file mcm.c &amp; mcm.h. MCM thread creation is done in mcmsystem function written in mcm.c.</text:p>
                </text:list-item>
              </text:list>
            </text:list-item>
          </text:list>
        </text:list-item>
      </text:list>
      <text:p text:style-name="P6"/>
      <text:list xml:id="list875140781" text:continue-numbering="true" text:style-name="L2">
        <text:list-item>
          <text:list>
            <text:list-item>
              <text:list>
                <text:list-header>
                  <text:p text:style-name="P7"/>
                  <text:p text:style-name="P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4-05-30T14:47:59</dc:date>
    <dc:creator>teleset </dc:creator>
    <meta:editing-duration>PT22M25S</meta:editing-duration>
    <meta:editing-cycles>18</meta:editing-cycles>
    <meta:generator>LibreOffice/3.4$Linux LibreOffice_project/340m1$Build-602</meta:generator>
    <meta:document-statistic meta:table-count="0" meta:image-count="0" meta:object-count="0" meta:page-count="1" meta:paragraph-count="13" meta:word-count="180" meta:character-count="1047" meta:non-whitespace-character-count="881"/>
  </office:meta>
</office:document-meta>
</file>